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Japan:</text:p>
      <text:p text:style-name="Standard"/>
      <text:p text:style-name="Standard">Install.packages(“tidyverse“)</text:p>
      <text:p text:style-name="Standard">Install.packages(“plotly“)</text:p>
      <text:p text:style-name="Standard">Install.packages(“ggplot2“)</text:p>
      <text:p text:style-name="Standard">library(ggplot2)</text:p>
      <text:p text:style-name="Standard">library(tidyverse)</text:p>
      <text:p text:style-name="Standard">library(plotly)</text:p>
      <text:p text:style-name="Standard"/>
      <text:p text:style-name="Standard">Year &lt;- c("2000", "2001", "2002", "2003", "2004", "2005", "2006", "2007", "2008", "2009", "2010", "2011", "2012", "2013", "2014", "2015", "2016", "2017", "2018", "2019", "2020")</text:p>
      <text:p text:style-name="Standard">Zwei &lt;- c(0, 0, 0, 0, 0, 0, 0, 0, 0, 0, 0, 0, 0, 0, 0, 0, 0, 0, 0, 0, 0)</text:p>
      <text:p text:style-name="Standard">Drei &lt;- c(0, 0, 0, 0, 0, 0, 0, 0, 0, 0, 0, 0, 0, 0, 0, 0, 0, 0, 0, 0, 0)</text:p>
      <text:p text:style-name="Standard">Vier &lt;- c(11, 28, 36, 44, 89, 61, 198, 538, 209, 176, 159, 212, 210, 202, 318, 208, 136, 143, 156, 151, 150)</text:p>
      <text:p text:style-name="Standard">Eins &lt;- c(0, 0, 0, 0, 0, 0, 0, 0, 800, 0, 85000, 892000, 308000, 639000, 707000, 486000, 864000, 21000, 146000, 265000, 0)</text:p>
      <text:p text:style-name="Standard">data &lt;- data.frame(Year, Eins, Zwei, Drei, Vier)</text:p>
      <text:p text:style-name="Standard">fig &lt;- plot_ly( data, x = ~Year, y = ~Drei, type = 'bar', name = 'Other Asian Countries')</text:p>
      <text:p text:style-name="Standard">fig &lt;- fig %&gt;% add_trace(y = ~Eins, name = 'Japan')</text:p>
      <text:p text:style-name="Standard">fig &lt;- fig %&gt;% add_trace(y = ~Vier, name = 'Other Continent')</text:p>
      <text:p text:style-name="Standard">fig &lt;- fig %&gt;% add_trace(y = ~Zwei, name = 'Neighbour Countries')</text:p>
      <text:p text:style-name="Standard">fig &lt;- fig %&gt;% layout(yaxis = list(type = "log"))</text:p>
      <text:p text:style-name="Standard">fig &lt;- fig %&gt;% layout(yaxis = list(title = 'Total number of refugees'), barmode = 'group')</text:p>
      <text:p text:style-name="Standard"/>
      <text:p text:style-name="Standard">fig &lt;- fig %&gt;% layout(title = "JAPAN")</text:p>
      <text:p text:style-name="Standard"/>
      <text:p text:style-name="Standard">fig</text:p>
      <text:p text:style-name="Standard"/>
      <text:p text:style-name="Standard"/>
      <text:p text:style-name="Standard"/>
      <text:p text:style-name="Standard"/>
      <text:p text:style-name="Standard">Syria:</text:p>
      <text:p text:style-name="Standard"/>
      <text:p text:style-name="Standard">Install.packages(“tidyverse“)</text:p>
      <text:p text:style-name="Standard">Install.packages(“plotly“)</text:p>
      <text:p text:style-name="Standard">Install.packages(“ggplot2“)</text:p>
      <text:p text:style-name="Standard">library(ggplot2)</text:p>
      <text:p text:style-name="Standard">library(tidyverse)</text:p>
      <text:p text:style-name="Standard">library(plotly)</text:p>
      <text:p text:style-name="Standard"/>
      <text:p text:style-name="Standard"/>
      <text:p text:style-name="Standard">Year &lt;- c("2000", "2001", "2002", "2003", "2004", "2005", "2006", "2007", "2008", "2009", "2010", "2011", "2012", "2013", "2014", "2015", "2016", "2017", "2018", "2019", "2020")</text:p>
      <text:p text:style-name="Standard">Eins &lt;- c(9209, 8271, 22867, 23397, 23271, 20078, 15407, 16236, 18017, 21337, 25609, 28385, 72532, 253786, 376567, 650224, 970094, 1107996, 1256336, 1300971, 1295358)</text:p>
      <text:soft-page-break/>
      <text:p text:style-name="Standard">Zwei &lt;- c(132, 160, 118, 213, 722, 1784, 2707, 2516, 1268, 717, 595, 746, 2589, 18952, 25977, 29452, 29402, 33057, 42142, 45821, 46407)</text:p>
      <text:p text:style-name="Standard">Drei &lt;- c(247, 283, 187, 755, 1219, 1525, 1702, 1781, 1899, 1420, 1986, 5241, 679907, 2236604, 3564594, 4439417, 4709532, 5316624, 5495472, 5387458, 5362483)</text:p>
      <text:p text:style-name="Standard">Vier &lt;- c(0, 0, 0, 0, 0, 0, 5, 0, 0, 0, 0, 0, 2016500, 6520800, 7632500, 6563462, 6325978, 6150005, 6183920, 6146994, 6734787)</text:p>
      <text:p text:style-name="Standard">data &lt;- data.frame(Year, Eins, Zwei, Drei, Vier)</text:p>
      <text:p text:style-name="Standard">fig &lt;- plot_ly( data, x = ~Year, y = ~Vier, type = 'bar', name = 'Syria')</text:p>
      <text:p text:style-name="Standard">fig &lt;- fig %&gt;% add_trace(y = ~Drei, name = 'Neighbour Countries')</text:p>
      <text:p text:style-name="Standard">fig &lt;- fig %&gt;% add_trace(y = ~Zwei, name = 'Other Asian Countries')</text:p>
      <text:p text:style-name="Standard">fig &lt;- fig %&gt;% add_trace(y = ~Eins, name = 'Other Continent')</text:p>
      <text:p text:style-name="Standard">fig &lt;- fig %&gt;% layout(yaxis = list(type = "log"))</text:p>
      <text:p text:style-name="Standard">fig &lt;- fig %&gt;% layout(yaxis = list(title = 'Total number of refugees'), barmode = 'group')</text:p>
      <text:p text:style-name="Standard"/>
      <text:p text:style-name="Standard">fig &lt;- fig %&gt;% layout(</text:p>
      <text:p text:style-name="Standard"><text:s text:c="4"/>title = 'Syria')</text:p>
      <text:p text:style-name="Standard">fig</text:p>
      <text:p text:style-name="Standard"/>
      <text:p text:style-name="Standard"/>
      <text:p text:style-name="Standard">Ukraine:</text:p>
      <text:p text:style-name="Standard"/>
      <text:p text:style-name="Standard">Install.packages(“tidyverse“)</text:p>
      <text:p text:style-name="Standard">Install.packages(“plotly“)</text:p>
      <text:p text:style-name="Standard">Install.packages(“ggplot2“)</text:p>
      <text:p text:style-name="Standard">library(ggplot2)</text:p>
      <text:p text:style-name="Standard">library(tidyverse)</text:p>
      <text:p text:style-name="Standard">library(plotly)</text:p>
      <text:p text:style-name="Standard"/>
      <text:p text:style-name="Standard"/>
      <text:p text:style-name="Standard">Year &lt;- c("2000", "2001", "2002", "2003", "2004", "2005", "2006", "2007", "2008", "2009", "2010", "2011", "2012", "2013", "2014", "2015", "2016", "2017", "2018", "2019", "2020")</text:p>
      <text:p text:style-name="Standard">Eins &lt;- c(19319, 26482, 31226, 35710, 30457, 26308, 45630, 4649, 4437, 4221, 3837, 3709, 3692, 3768, 5642, 8268, 17204, 23837, 20800, 18084, 16853)</text:p>
      <text:p text:style-name="Standard">Zwei &lt;- c(6115, 58863, 61254, 61609, 60494, 21464, 23687, 25823, 1268, 21758, 22425, 22589, 22669, 2921, 11341, 20702, 25920, 25510, 25636, 24998, 23782)</text:p>
      <text:p text:style-name="Standard">Drei &lt;- c(20, 11, 41, 93, 96, 95, 100, 62, 61, 64, 90, 113, 106, 96, 235719, 314779, 230576, 127904, 78777, 44758, 30416)</text:p>
      <text:p text:style-name="Standard">Vier &lt;- c(0, 0, 0, 0, 0, 0, 0, 0, 0, 0, 0, 0, 0, 0, 823000, 1600000, 1800000, 1800000, 1500002, 734000, 734000)</text:p>
      <text:p text:style-name="Standard">data &lt;- data.frame(Year, Eins, Zwei, Drei, Vier)</text:p>
      <text:p text:style-name="Standard">fig &lt;- plot_ly( data, x = ~Year, y = ~Vier, type = 'bar', name = 'Ukraine')</text:p>
      <text:p text:style-name="Standard">fig &lt;- fig %&gt;% add_trace(y = ~Drei, name = 'Neighbour Countries')</text:p>
      <text:p text:style-name="Standard">fig &lt;- fig %&gt;% add_trace(y = ~Zwei, name = 'Other European Countries')</text:p>
      <text:p text:style-name="Standard">fig &lt;- fig %&gt;% add_trace(y = ~Eins, name = 'Other Continent')</text:p>
      <text:p text:style-name="Standard">fig &lt;- fig %&gt;% layout(yaxis = list(type = "log"))</text:p>
      <text:p text:style-name="Standard">fig &lt;- fig %&gt;% layout(yaxis = list(title = 'Total number of refugees'), barmode = 'group‘)</text:p>
      <text:p text:style-name="Standard"/>
      <text:p text:style-name="Standard">fig &lt;- fig %&gt;% layout(</text:p>
      <text:p text:style-name="Standard"><text:s text:c="4"/>title = 'Ukraine')</text:p>
      <text:p text:style-name="Standard">fig</text:p>
      <text:p text:style-name="Standard"/>
      <text:p text:style-name="Standard"/>
      <text:p text:style-name="Standard"/>
      <text:p text:style-name="Standard">Venezuela:</text:p>
      <text:p text:style-name="Standard"/>
      <text:p text:style-name="Standard">Install.packages(“tidyverse“)</text:p>
      <text:p text:style-name="Standard">Install.packages(“plotly“)</text:p>
      <text:p text:style-name="Standard">Install.packages(“ggplot2“)</text:p>
      <text:p text:style-name="Standard">library(ggplot2)</text:p>
      <text:p text:style-name="Standard">library(tidyverse)</text:p>
      <text:p text:style-name="Standard">library(plotly)</text:p>
      <text:p text:style-name="Standard"/>
      <text:p text:style-name="Standard"/>
      <text:p text:style-name="Standard">Year &lt;- c("2000", "2001", "2002", "2003", "2004", "2005", "2006", "2007", "2008", "2009", "2010", "2011", "2012", "2013", "2014", "2015", "2016", "2017", "2018", "2019", "2020")</text:p>
      <text:p text:style-name="Standard">Vier &lt;- c(0, 0, 0, 0, 0, 0, 0, 0, 0, 0, 0, 0, 0, 0, 0, 0, 0, 0, 0, 0, 0)</text:p>
      <text:p text:style-name="Standard">Drei &lt;- c(0, 0, 0, 10, 22, 24, 19, 22, 27, 18, 24, 22, 26, 31, 70, 122, 444, 2560, 11763, 26544, 32386)</text:p>
      <text:p text:style-name="Standard">Eins &lt;- c(641, 798, 1304, 2594, 3886, 5374, 6164, 6665, 7102, 7497, 6981, 7824, 8390, 9203, 12169, 20748, 41961, 85331, 137816, 206851, 229509)</text:p>
      <text:p text:style-name="Standard">Zwei &lt;- c(0, 0, 0, 10, 26, 26, 5, 153, 195, 280, 323, 310, 302, 346, 734, 2092, 11168, 75121, 34631, 640765, 688314)</text:p>
      <text:p text:style-name="Standard">data &lt;- data.frame(Year, Eins, Zwei, Drei, Vier)</text:p>
      <text:p text:style-name="Standard">fig &lt;- plot_ly( data, x = ~Year, y = ~Vier, type = 'bar', name = 'Venezuela')</text:p>
      <text:p text:style-name="Standard">fig &lt;- fig %&gt;% add_trace(y = ~Drei, name = 'Neighbour Countries')</text:p>
      <text:p text:style-name="Standard">fig &lt;- fig %&gt;% add_trace(y = ~Zwei, name = 'Other South American Countries')</text:p>
      <text:p text:style-name="Standard">fig &lt;- fig %&gt;% add_trace(y = ~Eins, name = 'Other Continent')</text:p>
      <text:p text:style-name="Standard">fig &lt;- fig %&gt;% layout(yaxis = list(type = "log"))</text:p>
      <text:p text:style-name="Standard">fig &lt;- fig %&gt;% layout(yaxis = list(title = 'Total number of refugees'), barmode = 'group')</text:p>
      <text:p text:style-name="Standard"/>
      <text:p text:style-name="Standard">fig &lt;- fig %&gt;% layout(</text:p>
      <text:p text:style-name="Standard"><text:s text:c="4"/>title = 'Venezuela')</text:p>
      <text:p text:style-name="Standard">fig</text:p>
      <text:p text:style-name="Standard"/>
      <text:p text:style-name="Standard"/>
      <text:p text:style-name="Standard"/>
      <text:p text:style-name="Standard"/>
      <text:p text:style-name="Standard">Turkey:</text:p>
      <text:p text:style-name="Standard"/>
      <text:p text:style-name="Standard">Install.packages(“tidyverse“)</text:p>
      <text:p text:style-name="Standard">Install.packages(“plotly“)</text:p>
      <text:p text:style-name="Standard">Install.packages(“ggplot2“)</text:p>
      <text:p text:style-name="Standard">library(ggplot2)</text:p>
      <text:p text:style-name="Standard">library(tidyverse)</text:p>
      <text:p text:style-name="Standard">library(plotly)</text:p>
      <text:p text:style-name="Standard"/>
      <text:p text:style-name="Standard"/>
      <text:p text:style-name="Standard">Year &lt;- c("2000", "2001", "2002", "2003", "2004", "2005", "2006", "2007", "2008", "2009", "2010", "2011", "2012", "2013", "2014", "2015", "2016", "2017", "2018", "2019", "2020")</text:p>
      <text:p text:style-name="Standard">Vier &lt;- c(0, 0, 0, 0, 0, 0, 0, 0, 0, 0, 0, 0, 0, 0, 0, 0, 0, 0, 0, 0, 0)</text:p>
      <text:p text:style-name="Standard">Drei &lt;- c(0, 0, 0, 10, 22, 24, 19, 22, 27, 18, 24, 22, 26, 31, 70, 122, 444, 2560, 11763, 26544, 32386)</text:p>
      <text:p text:style-name="Standard">Eins &lt;- c(641, 798, 1304, 2594, 3886, 5374, 6164, 6665, 7102, 7497, 6981, 7824, 8390, 9203, 12169, 20748, 41961, 85331, 137816, 206851, 229509)</text:p>
      <text:soft-page-break/>
      <text:p text:style-name="Standard">Zwei &lt;- c(0, 0, 0, 10, 26, 26, 5, 153, 195, 280, 323, 310, 302, 346, 734, 2092, 11168, 75121, 34631, 640765, 688314)</text:p>
      <text:p text:style-name="Standard">data &lt;- data.frame(Year, Eins, Zwei, Drei, Vier)</text:p>
      <text:p text:style-name="Standard">fig &lt;- plot_ly( data, x = ~Year, y = ~Vier, type = 'bar', name = 'Venezuela')</text:p>
      <text:p text:style-name="Standard">fig &lt;- fig %&gt;% add_trace(y = ~Drei, name = 'Neighbour Countries')</text:p>
      <text:p text:style-name="Standard">fig &lt;- fig %&gt;% add_trace(y = ~Zwei, name = 'Other South American Countries')</text:p>
      <text:p text:style-name="Standard">fig &lt;- fig %&gt;% add_trace(y = ~Eins, name = 'Other Continent')</text:p>
      <text:p text:style-name="Standard">fig &lt;- fig %&gt;% layout(yaxis = list(type = "log"))</text:p>
      <text:p text:style-name="Standard">fig &lt;- fig %&gt;% layout(yaxis = list(title = 'Total number of refugees'), barmode = 'group')</text:p>
      <text:p text:style-name="Standard"/>
      <text:p text:style-name="Standard">fig &lt;- fig %&gt;% layout(</text:p>
      <text:p text:style-name="Standard"><text:s text:c="4"/>title = 'Venezuela')</text:p>
      <text:p text:style-name="Standard">fig</text:p>
      <text:p text:style-name="Standard"/>
      <text:p text:style-name="Standard"/>
      <text:p text:style-name="Standard"/>
      <text:p text:style-name="Standard">Mozambique:</text:p>
      <text:p text:style-name="Standard"/>
      <text:p text:style-name="Standard">Install.packages(“tidyverse“)</text:p>
      <text:p text:style-name="Standard">Install.packages(“plotly“)</text:p>
      <text:p text:style-name="Standard">Install.packages(“ggplot2“)</text:p>
      <text:p text:style-name="Standard">library(ggplot2)</text:p>
      <text:p text:style-name="Standard">library(tidyverse)</text:p>
      <text:p text:style-name="Standard">library(plotly)</text:p>
      <text:p text:style-name="Standard"/>
      <text:p text:style-name="Standard"/>
      <text:p text:style-name="Standard">Year &lt;- c("2000", "2001", "2002", "2003", "2004", "2005", "2006", "2007", "2008", "2009", "2010", "2011", "2012", "2013", "2014", "2015", "2016", "2017", "2018", "2019", "2020")</text:p>
      <text:p text:style-name="Standard">Eins &lt;- c(0, 0, 0, 0, 0, 0, 0, 0, 0, 0, 0, 0, 0, 0, 0, 0, 15128, 15128, 0, 180516, 305845)</text:p>
      <text:p text:style-name="Standard">Drei &lt;- c(0, 0, 0, 0, 0, 0, 0, 0, 0, 5, 6, 10, 10, 17, 11, 11, 11, 12, 0, 13, 18)</text:p>
      <text:p text:style-name="Standard">Vier &lt;- c(24, 45, 144, 126, 104, 104, 223, 218, 203, 135, 125, 142, 160, 173, 107, 102, 124, 204, 238, 264, 274)</text:p>
      <text:p text:style-name="Standard">Zwei &lt;- c(0, 12, 35, 153, 300, 355, 0, 673, 673, 0, 0, 341, 850, 1416, 1374, 2130, 5608, 12413, 8818, 8565, 8562)</text:p>
      <text:p text:style-name="Standard">data &lt;- data.frame(Year, Eins, Zwei, Drei, Vier)</text:p>
      <text:p text:style-name="Standard">fig &lt;- plot_ly( data, x = ~Year, y = ~Eins, type = 'bar', name = 'Mozambique')</text:p>
      <text:p text:style-name="Standard">fig &lt;- fig %&gt;% add_trace(y = ~Zwei, name = 'Neighbour Countries')</text:p>
      <text:p text:style-name="Standard">fig &lt;- fig %&gt;% add_trace(y = ~Drei, name = 'Other Afircan Countries')</text:p>
      <text:p text:style-name="Standard">fig &lt;- fig %&gt;% add_trace(y = ~Vier, name = 'Other Continent')</text:p>
      <text:p text:style-name="Standard">fig &lt;- fig %&gt;% layout(yaxis = list(type = "log"))</text:p>
      <text:p text:style-name="Standard">fig &lt;- fig %&gt;% layout(yaxis = list(title = 'Total number of refugees'), barmode = 'group')</text:p>
      <text:p text:style-name="Standard"/>
      <text:p text:style-name="Standard">fig &lt;- fig %&gt;% layout(</text:p>
      <text:p text:style-name="Standard"><text:s text:c="4"/>title = 'Mozambique')</text:p>
      <text:p text:style-name="Standard">fi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ailand:</text:p>
      <text:soft-page-break/>
      <text:p text:style-name="Standard">Install.packages(“tidyverse“)</text:p>
      <text:p text:style-name="Standard">Install.packages(“plotly“)</text:p>
      <text:p text:style-name="Standard">Install.packages(“ggplot2“)</text:p>
      <text:p text:style-name="Standard">library(ggplot2)</text:p>
      <text:p text:style-name="Standard">library(tidyverse)</text:p>
      <text:p text:style-name="Standard">library(plotly)</text:p>
      <text:p text:style-name="Standard"/>
      <text:p text:style-name="Standard"/>
      <text:p text:style-name="Standard">Year &lt;- c("2000", "2001", "2002", "2003", "2004", "2005", "2006", "2007", "2008", "2009", "2010", "2011", "2012", "2013", "2014", "2015", "2016", "2017", "2018", "2019", "2020")</text:p>
      <text:p text:style-name="Standard">Eins &lt;- c(0, 0, 0, 0, 0, 0, 0, 0, 203000, 68000, 1000000, 1645000, 3400, 13000, 27000, 240, 90000, 50000, 4600, 61000, 0)</text:p>
      <text:p text:style-name="Standard">Drei &lt;- c(352, 246, 592, 450, 404, 436, 3254, 2377, 1899, 605, 460, 437, 374, 289, 483, 867, 1001, 1412, 2937, 3653, 3798)</text:p>
      <text:p text:style-name="Standard">Fuenf &lt;- c(0, 0, 0, 0, 0, 0, 0, 0, 0, 0, 0, 0, 10, 15, 120, 136, 55, 52, 5, 0, 0)</text:p>
      <text:p text:style-name="Standard">Sechs &lt;- c(0, 0, 0, 0, 7, 202, 272, 311, 308, 285, 110, 114, 114, 86, 32, 38, 42, 37, 33, 49, 49)</text:p>
      <text:p text:style-name="Standard">data &lt;- data.frame(Year, Eins, Zwei, Drei, Vier)</text:p>
      <text:p text:style-name="Standard">fig &lt;- plot_ly( data, x = ~Year, y = ~Eins, type = 'bar', name = 'Thailand')</text:p>
      <text:p text:style-name="Standard">fig &lt;- fig %&gt;% add_trace(y = ~Sechs, name = 'Neighbour Countries')</text:p>
      <text:p text:style-name="Standard">fig &lt;- fig %&gt;% add_trace(y = ~Fuenf, name = 'Other Asian Countries')</text:p>
      <text:p text:style-name="Standard">fig &lt;- fig %&gt;% add_trace(y = ~Drei, name = 'Other Continent')</text:p>
      <text:p text:style-name="Standard">fig &lt;- fig %&gt;% layout(yaxis = list(type = "log"))</text:p>
      <text:p text:style-name="Standard">fig &lt;- fig %&gt;% layout(yaxis = list(title = 'Total number of refugees'), barmode = 'group')</text:p>
      <text:p text:style-name="Standard"/>
      <text:p text:style-name="Standard">fig &lt;- fig %&gt;% layout(</text:p>
      <text:p text:style-name="Standard"><text:s text:c="4"/>title = 'Thailand')</text:p>
      <text:p text:style-name="Standard">fi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outh Africa</text:p>
      <text:p text:style-name="P3"/>
      <text:p text:style-name="Standard">library(ggplot2)</text:p>
      <text:p text:style-name="Standard">library(tidyverse)</text:p>
      <text:soft-page-break/>
      <text:p text:style-name="Standard">library(plotly)</text:p>
      <text:p text:style-name="Standard"/>
      <text:p text:style-name="Standard">Year &lt;- c("2000", "2001", "2002", "2003", "2004", "2005", "2006", "2007", "2008", "2009", "2010", "2011", "2012", "2013", "2014", "2015", "2016", "2017", "2018", "2019", "2020")</text:p>
      <text:p text:style-name="Standard">Eins &lt;- c(0, 0, 0, 0, 0, 0, 0, 0, 0, 0, 0, 0, 0, 0, 0, 0, 0, 0, 0, 0, 0)</text:p>
      <text:p text:style-name="Standard">Zwei &lt;- c(0, 0, 0, 0, 9, 0, 0, 0, 0, 0, 0, 0, 0, 0, 0, 0, 0, 9, 0, 0, 0)</text:p>
      <text:p text:style-name="Standard">Drei &lt;- c(11, 12, 11, 5, 5, 5, 21, 17, 18, 5, 5, 5, 5, 5, 123, 6, 261, 378, 513, 606, 505)</text:p>
      <text:p text:style-name="Standard">Vier &lt;- c(255, 298, 441, 547, 789, 651, 577, 566, 525, 566, 627, 629, 771, 2234, 1398, 1799, 2503, 2769, 3234, 3223, 2223)</text:p>
      <text:p text:style-name="Standard">data &lt;- data.frame(Year, Eins, Zwei, Drei, Vier)</text:p>
      <text:p text:style-name="Standard"/>
      <text:p text:style-name="Standard">fig &lt;- plot_ly( data, x = ~Year, y = ~,Eins type = 'bar', name = 'South Africa')</text:p>
      <text:p text:style-name="Standard">fig &lt;- fig %&gt;% add_trace(y = ~Zwei, name = 'Neighbour Countries')</text:p>
      <text:p text:style-name="Standard">fig &lt;- fig %&gt;% add_trace(y = ~Drei, name = 'Other African Countries')</text:p>
      <text:p text:style-name="Standard">fig &lt;- fig %&gt;% add_trace(y = ~Vier, name = 'Other Continent')</text:p>
      <text:p text:style-name="Standard">fig &lt;- fig %&gt;% layout(yaxis = list(type = "log"))</text:p>
      <text:p text:style-name="Standard">fig &lt;- fig %&gt;% layout(yaxis = list(title = 'Total number of refugees'), barmode = 'group')</text:p>
      <text:p text:style-name="Standard"/>
      <text:p text:style-name="Standard">fig &lt;- fig %&gt;% layout(title = "SOUTH AFRICA")</text:p>
      <text:p text:style-name="Standard"/>
      <text:p text:style-name="Standard">fig</text:p>
      <text:p text:style-name="Standard"/>
      <text:p text:style-name="P4">Somalia</text:p>
      <text:p text:style-name="P5"/>
      <text:p text:style-name="Standard">library(ggplot2)</text:p>
      <text:p text:style-name="Standard">library(tidyverse)</text:p>
      <text:p text:style-name="Standard">library(plotly)</text:p>
      <text:p text:style-name="Standard"/>
      <text:p text:style-name="Standard">Year &lt;- c("2000", "2001", "2002", "2003", "2004", "2005", "2006", "2007", "2008", "2009", "2010", "2011", "2012", "2013", "2014", "2015", "2016", "2017", "2018", "2019", "2020")</text:p>
      <text:p text:style-name="Standard">Eins &lt;- c(18000, 0, 0, 0, 0, 400000, 400000, 1000000, 1277200, 1550000, 1463780, 1356845, 1132963, 1133000, 1133000, 1133000, 1562554, 2116705, 2648001, 2648000, 2648000)</text:p>
      <text:p text:style-name="Standard">Zwei &lt;- c(194080, 371069, 462172, 213580, 221702, 241552, 277160, 303804, 392117, 471965, 533092, 724133, 740240, 707969, 671556, 672144, 581699, 540256, 50635, 517603, 522521)</text:p>
      <text:p text:style-name="Standard">Drei &lt;- c(158597, 105871, 80297, 78764, 63346, 59274, 47091, 60132, 74158, 102686, 140167, 262921, 305333, 317831, 352578, 364196, 339259, 34588, 341289, 286464, 297219)</text:p>
      <text:p text:style-name="Standard">Vier &lt;- c(130813, 135147, 129387, 124757, 124756, 125184, 161785, 109833, 115390, 124705, 119695, 118162, 124817, 131625, 131358, 143468, 151853, 155862, 157847, 152434, 146199)</text:p>
      <text:p text:style-name="Standard"/>
      <text:p text:style-name="Standard">data &lt;- data.frame(Year, Eins, Zwei, Drei, Vier)</text:p>
      <text:p text:style-name="Standard">fig &lt;- plot_ly( data, x = ~Year, y = ~Eins, type = 'bar', name = 'Somalia')</text:p>
      <text:p text:style-name="Standard">fig &lt;- fig %&gt;% add_trace(y = ~Zwei, name = 'Neighbour Countries')</text:p>
      <text:p text:style-name="Standard">fig &lt;- fig %&gt;% add_trace(y = ~Drei, name = 'Other African Countries')</text:p>
      <text:p text:style-name="Standard">fig &lt;- fig %&gt;% add_trace(y = ~Vier, name = 'Other Continent')</text:p>
      <text:p text:style-name="Standard">fig &lt;- fig %&gt;% layout(yaxis = list(type = "log"))</text:p>
      <text:p text:style-name="Standard">fig &lt;- fig %&gt;% layout(yaxis = list(title = 'Total number of refugees'), barmode = 'group')</text:p>
      <text:p text:style-name="Standard"/>
      <text:p text:style-name="Standard">fig &lt;- fig %&gt;% layout(title = "SOMALIA")</text:p>
      <text:p text:style-name="Standard"/>
      <text:p text:style-name="Standard">fig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s799035</dc:creator>
    <meta:creation-date>2021-03-29T09:31:00Z</meta:creation-date>
    <dc:date>2021-03-29T09:47:00Z</dc:date>
    <meta:template xlink:href="Normal" xlink:type="simple"/>
    <meta:editing-cycles>5</meta:editing-cycles>
    <meta:editing-duration>PT0S</meta:editing-duration>
    <meta:document-statistic meta:page-count="6" meta:paragraph-count="23" meta:word-count="1607" meta:character-count="11714" meta:row-count="84" meta:non-whitespace-character-count="10130"/>
  </office:meta>
</office:document-meta>
</file>